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weight="bold" officeooo:rsid="000e3794" officeooo:paragraph-rsid="000e3794" style:font-weight-asian="bold" style:font-weight-complex="bold"/>
    </style:style>
    <style:style style:name="P2" style:family="paragraph" style:parent-style-name="Standard">
      <style:text-properties style:font-name="Carlito" fo:font-weight="bold" officeooo:rsid="000fb114" officeooo:paragraph-rsid="000fb114" style:font-weight-asian="bold" style:font-weight-complex="bold"/>
    </style:style>
    <style:style style:name="P3" style:family="paragraph" style:parent-style-name="Standard">
      <style:text-properties style:font-name="Carlito" officeooo:rsid="000db01f" officeooo:paragraph-rsid="000db01f"/>
    </style:style>
    <style:style style:name="P4" style:family="paragraph" style:parent-style-name="Standard">
      <style:text-properties style:font-name="Carlito" officeooo:rsid="000db01f" officeooo:paragraph-rsid="000e3794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4pt" fo:font-weight="bold" officeooo:rsid="000e3794" officeooo:paragraph-rsid="000e379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rlito" fo:font-weight="bold" officeooo:rsid="001082ca" officeooo:paragraph-rsid="001082ca" style:font-weight-asian="bold" style:font-weight-complex="bold"/>
    </style:style>
    <style:style style:name="P7" style:family="paragraph" style:parent-style-name="Standard">
      <style:text-properties style:font-name="Carlito" fo:font-weight="bold" officeooo:rsid="000e3794" officeooo:paragraph-rsid="000e3794" style:font-weight-asian="bold" style:font-weight-complex="bold"/>
    </style:style>
    <style:style style:name="P8" style:family="paragraph" style:parent-style-name="Standard">
      <style:text-properties style:font-name="Carlito" fo:font-weight="normal" officeooo:rsid="001082ca" officeooo:paragraph-rsid="001082ca" style:font-weight-asian="normal" style:font-weight-complex="normal"/>
    </style:style>
    <style:style style:name="P9" style:family="paragraph" style:parent-style-name="Standard">
      <style:text-properties style:font-name="Carlito" officeooo:rsid="000db01f" officeooo:paragraph-rsid="000e37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794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88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bugging MOST package</text:p>
      <text:p text:style-name="P1"/>
      <text:p text:style-name="P2">April 23<text:span text:style-name="T3">rd</text:span>, 2020</text:p>
      <text:p text:style-name="P1"/>
      <text:p text:style-name="P1">MLST_extract_flanking region_functions module</text:p>
      <text:p text:style-name="P1"/>
      <text:p text:style-name="P6">Problem description: <text:span text:style-name="T5"><text:s/>the path to the files containing info to perform the extracting flanking region was wrong. Somehow the path was printed twice and it could not open the files. I just deleted the repeat.</text:span></text:p>
      <text:p text:style-name="P6"><text:span text:style-name="T5"/></text:p>
      <text:p text:style-name="P3">Ln 172 MLST_extract_flanking_region_functions.py</text:p>
      <text:p text:style-name="P3"><text:span text:style-name="T1">Original: </text:span>f = open(os.path.join(specDir, flanksFn))</text:p>
      <text:p text:style-name="P4"><text:span text:style-name="T2">New</text:span><text:span text:style-name="T1">:</text:span> f = open(os.path.join(flanksFn))</text:p>
      <text:p text:style-name="P4"/>
      <text:p text:style-name="P3">Ln 175 MLST_extract_flanking_region_functions.py</text:p>
      <text:p text:style-name="P3"><text:span text:style-name="T1">Original: </text:span>f = open(os.path.join(specDir, variantsFn))</text:p>
      <text:p text:style-name="P4"><text:span text:style-name="T2">New</text:span><text:span text:style-name="T1">:</text:span> f = open(os.path.join(flanksFn))</text:p>
      <text:p text:style-name="P4"/>
      <text:p text:style-name="P4"/>
      <text:p text:style-name="P4"/>
      <text:p text:style-name="P6">April 30<text:span text:style-name="T3">th</text:span>, 2020</text:p>
      <text:p text:style-name="P6">MOST.py</text:p>
      <text:p text:style-name="P8"/>
      <text:p text:style-name="P6">Problem description: <text:span text:style-name="T5"><text:s/>only while running through pipeline there was a problem with the making of directories. Since snakemake makes the output directory by itself, MOST had to ran the “else” function in the following if statement. I had not seen it until now while running directly from the wrapper. There was one directory (Output_{sample}/mlst_typing) that was not being created then.</text:span></text:p>
      <text:p text:style-name="P8"/>
      <text:p text:style-name="P8">Ln 148 and further:</text:p>
      <text:p text:style-name="P6">Original:</text:p>
      <text:p text:style-name="P8"><text:tab/><text:tab/>#output_directory</text:p>
      <text:p text:style-name="P8"><text:tab/><text:tab/>if not opts.output_directory:</text:p>
      <text:p text:style-name="P8"><text:tab/><text:tab/><text:tab/>output_directory = os.path.dirname(opts.fastq_1)</text:p>
      <text:p text:style-name="P8"><text:tab/><text:tab/><text:tab/>opts.output_directory = output_directory + '/mlst_typing'</text:p>
      <text:p text:style-name="P8"><text:tab/><text:tab/><text:tab/>if not os.path.isdir(opts.output_directory): os.makedirs(opts.output_directory)</text:p>
      <text:p text:style-name="P8"><text:tab/><text:tab/>else:</text:p>
      <text:p text:style-name="P8"><text:tab/><text:tab/><text:tab/>os.makedirs(opts.output_directory)</text:p>
      <text:p text:style-name="P6">New:</text:p>
      <text:p text:style-name="P8"><text:tab/><text:tab/>#output_directory</text:p>
      <text:p text:style-name="P8"><text:tab/><text:tab/>if not opts.output_directory:</text:p>
      <text:p text:style-name="P8"><text:tab/><text:tab/><text:tab/>output_directory = os.path.dirname(opts.fastq_1)</text:p>
      <text:p text:style-name="P8"><text:tab/><text:tab/><text:tab/>opts.output_directory = output_directory + '/mlst_typing'</text:p>
      <text:p text:style-name="P8"><text:tab/><text:tab/><text:tab/>if not os.path.isdir(opts.output_directory): os.makedirs(opts.output_directory)</text:p>
      <text:p text:style-name="P8"><text:tab/><text:tab/>else:</text:p>
      <text:p text:style-name="P8"><text:tab/><text:tab/><text:tab/><text:span text:style-name="T6">#</text:span>output_directory = os.path.dirname(opts.fastq_1)</text:p>
      <text:p text:style-name="P8"><text:tab/><text:tab/><text:tab/><text:span text:style-name="T6">#</text:span>opts.output_directory = output_directory + '/mlst_typing'</text:p>
      <text:p text:style-name="P8"><text:soft-page-break/><text:tab/><text:tab/><text:tab/>if not os.path.isdir(opts.output_directory): os.makedirs(opts.output_directory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23:38.063125037</meta:creation-date>
    <dc:date>2020-04-30T10:36:28.982642326</dc:date>
    <meta:editing-duration>PT1H35M1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2" meta:paragraph-count="32" meta:word-count="185" meta:character-count="1737" meta:non-whitespace-character-count="1540"/>
  </office:meta>
</office:document-meta>
</file>